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rsid="001ffa1e" officeooo:paragraph-rsid="001ffa1e"/>
    </style:style>
    <style:style style:name="P4" style:family="paragraph" style:parent-style-name="Standard" style:list-style-name="L1">
      <style:text-properties officeooo:rsid="001ffa1e" officeooo:paragraph-rsid="001ffa1e"/>
    </style:style>
    <style:style style:name="P5" style:family="paragraph" style:parent-style-name="Standard" style:list-style-name="L2">
      <style:text-properties officeooo:paragraph-rsid="001ffa1e"/>
    </style:style>
    <style:style style:name="P6" style:family="paragraph" style:parent-style-name="Standard" style:list-style-name="L3">
      <style:text-properties officeooo:paragraph-rsid="001ffa1e"/>
    </style:style>
    <style:style style:name="P7" style:family="paragraph" style:parent-style-name="Standard" style:list-style-name="L4">
      <style:text-properties officeooo:rsid="00207f4e" officeooo:paragraph-rsid="00207f4e"/>
    </style:style>
    <style:style style:name="P8" style:family="paragraph" style:parent-style-name="Standard" style:list-style-name="L5">
      <style:text-properties officeooo:rsid="00207f4e" officeooo:paragraph-rsid="00207f4e"/>
    </style:style>
    <style:style style:name="P9" style:family="paragraph" style:parent-style-name="Standard" style:list-style-name="L6">
      <style:text-properties officeooo:rsid="00207f4e" officeooo:paragraph-rsid="00207f4e"/>
    </style:style>
    <style:style style:name="P10" style:family="paragraph" style:parent-style-name="Standard" style:list-style-name="L7">
      <style:text-properties officeooo:rsid="00214fa6" officeooo:paragraph-rsid="00214fa6"/>
    </style:style>
    <style:style style:name="P11" style:family="paragraph" style:parent-style-name="Standard" style:list-style-name="L1">
      <style:text-properties officeooo:rsid="00214fa6" officeooo:paragraph-rsid="00214fa6"/>
    </style:style>
    <style:style style:name="P12" style:family="paragraph" style:parent-style-name="Standard" style:list-style-name="L8">
      <style:text-properties officeooo:rsid="00214fa6" officeooo:paragraph-rsid="00214fa6"/>
    </style:style>
    <style:style style:name="P13" style:family="paragraph" style:parent-style-name="Standard" style:list-style-name="L9">
      <style:text-properties officeooo:rsid="00241987" officeooo:paragraph-rsid="00241987"/>
    </style:style>
    <style:style style:name="P14" style:family="paragraph" style:parent-style-name="Standard" style:list-style-name="L1">
      <style:text-properties officeooo:rsid="00249948" officeooo:paragraph-rsid="00249948"/>
    </style:style>
    <style:style style:name="P15" style:family="paragraph" style:parent-style-name="Standard" style:list-style-name="L10">
      <style:text-properties officeooo:rsid="00249948" officeooo:paragraph-rsid="00249948"/>
    </style:style>
    <style:style style:name="P16" style:family="paragraph" style:parent-style-name="Standard">
      <style:text-properties officeooo:rsid="0024ae23" officeooo:paragraph-rsid="0024ae23"/>
    </style:style>
    <style:style style:name="P17" style:family="paragraph" style:parent-style-name="Standard">
      <style:text-properties fo:font-weight="normal" officeooo:rsid="0024ae23" officeooo:paragraph-rsid="0024ae23" style:font-weight-asian="normal" style:font-weight-complex="normal"/>
    </style:style>
    <style:style style:name="P18" style:family="paragraph" style:parent-style-name="Title" style:master-page-name="Standard">
      <style:paragraph-properties fo:text-align="center" style:justify-single-word="false" style:page-number="auto"/>
    </style:style>
    <style:style style:name="P19" style:family="paragraph" style:parent-style-name="List_20_Paragraph" style:list-style-name="WWNum1"/>
    <style:style style:name="P20" style:family="paragraph" style:parent-style-name="Contents_20_Heading">
      <style:paragraph-properties fo:text-align="center" style:justify-single-word="false"/>
    </style:style>
    <style:style style:name="P21" style:family="paragraph" style:parent-style-name="Footer">
      <style:paragraph-properties fo:text-align="end" style:justify-single-word="false"/>
    </style:style>
    <style:style style:name="P22" style:family="paragraph" style:parent-style-name="Contents_20_1">
      <style:paragraph-properties>
        <style:tab-stops>
          <style:tab-stop style:position="15.921cm" style:type="right" style:leader-style="dotted" style:leader-text="."/>
        </style:tab-stops>
      </style:paragraph-properties>
    </style:style>
    <style:style style:name="P23" style:family="paragraph" style:parent-style-name="Contents_20_2">
      <style:paragraph-properties>
        <style:tab-stops>
          <style:tab-stop style:position="15.921cm" style:type="right" style:leader-style="dotted" style:leader-text="."/>
        </style:tab-stops>
      </style:paragraph-properties>
    </style:style>
    <style:style style:name="P24" style:family="paragraph" style:parent-style-name="Heading_20_1">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paragraph-properties fo:text-align="center" style:justify-single-word="false" fo:break-before="page"/>
    </style:style>
    <style:style style:name="P27" style:family="paragraph" style:parent-style-name="Heading_20_2">
      <style:paragraph-properties fo:text-align="center" style:justify-single-word="false"/>
    </style:style>
    <style:style style:name="T1" style:family="text">
      <style:text-properties fo:font-variant="normal" fo:text-transform="none"/>
    </style:style>
    <style:style style:name="T2" style:family="text">
      <style:text-properties text:display="none"/>
    </style:style>
    <style:style style:name="T3" style:family="text">
      <style:text-properties fo:language="en" fo:country="GB" style:language-asian="en" style:country-asian="GB" style:font-name-complex="F" style:font-size-complex="11pt" style:language-complex="ar" style:country-complex="SA"/>
    </style:style>
    <style:style style:name="T4" style:family="text">
      <style:text-properties officeooo:rsid="001ffa1e"/>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ffa1e" style:font-weight-asian="normal" style:font-weight-complex="normal"/>
    </style:style>
    <style:style style:name="T8" style:family="text">
      <style:text-properties fo:font-weight="normal" officeooo:rsid="00207f4e" style:font-weight-asian="normal" style:font-weight-complex="normal"/>
    </style:style>
    <style:style style:name="T9" style:family="text">
      <style:text-properties fo:font-weight="normal" officeooo:rsid="00241987" style:font-weight-asian="normal" style:font-weight-complex="normal"/>
    </style:style>
    <style:style style:name="T10" style:family="text">
      <style:text-properties fo:font-weight="normal" officeooo:rsid="00249948" style:font-weight-asian="normal" style:font-weight-complex="normal"/>
    </style:style>
    <style:style style:name="T11" style:family="text">
      <style:text-properties officeooo:rsid="00207f4e"/>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naging software development report</text:p>
      <text:h text:style-name="P24" text:outline-level="1"><text:bookmark-start text:name="__RefHeading__144_1100279529"/><text:bookmark-start text:name="_Toc405991801"/>report objectives<text:bookmark-end text:name="__RefHeading__144_1100279529"/><text:bookmark-end text:name="_Toc405991801"/></text:h>
      <text:p text:style-name="Standard">The aim of this document is to understand the technical aspects of software development (with examples both general and specific to IRS Limited) through describing what organizational requirements are necessary and what software development procedures are to be followed. The report will end with a case study example of where I have instructed a colleague on organizational requirements and procedures for managing software development.</text:p>
      <text:p text:style-name="Standard"/>
      <text:p text:style-name="P3">What is Software Development?</text:p>
      <text:p text:style-name="P3">Software Development is the process of creating software through successive phases in an orderly manner. This process does not solely include the actual writing of code, but also the <text:span text:style-name="T11">preparation</text:span> of requirements and objectives, the design of what is to be coded, and confirmation that the development has met it's objectives.</text:p>
      <text:p text:style-name="P3"><text:s/><text:span text:style-name="T5">Typical Phases of Software Development</text:span></text:p>
      <text:list xml:id="list8835305569680568024" text:style-name="L1">
        <text:list-item>
          <text:p text:style-name="P4"><text:span text:style-name="T6">Identification of Required Software</text:span></text:p>
        </text:list-item>
      </text:list>
      <text:list xml:id="list2090155001054218741" text:style-name="L2">
        <text:list-item>
          <text:list>
            <text:list-item>
              <text:p text:style-name="P5"><text:span text:style-name="T7">A business objective, such as increasing Administration Efficiency, needs to be met </text:span><text:span text:style-name="T9">as it came up in a meeting that staff productivity could be increased if time consuming were reduced</text:span><text:span text:style-name="T7">. It was found that a particular type of software could be internally developed to meet this need. </text:span></text:p>
            </text:list-item>
          </text:list>
        </text:list-item>
      </text:list>
      <text:list xml:id="list191609984156020" text:continue-list="list8835305569680568024" text:style-name="L1">
        <text:list-item>
          <text:p text:style-name="P4"><text:span text:style-name="T6">Analysis of Software Requirements</text:span></text:p>
        </text:list-item>
      </text:list>
      <text:list xml:id="list8694518492080565892" text:style-name="L3">
        <text:list-item>
          <text:list>
            <text:list-item>
              <text:p text:style-name="P6"><text:span text:style-name="T8">It is necessary to decide what the software will achieve through developing this software. </text:span><text:span text:style-name="T7">An example of such </text:span><text:span text:style-name="T8">software</text:span><text:span text:style-name="T7"> is an Asset Register, </text:span><text:span text:style-name="T8">which is</text:span><text:span text:style-name="T7"> designed to track and report upon assets in the company for yearly Audit purposes. This is a</text:span><text:span text:style-name="T9">lso a </text:span><text:span text:style-name="T7">system that I am internally developing for IRS Limited.</text:span></text:p>
            </text:list-item>
          </text:list>
        </text:list-item>
      </text:list>
      <text:list xml:id="list191609984176095" text:continue-list="list191609984156020" text:style-name="L1">
        <text:list-item>
          <text:p text:style-name="P4"><text:span text:style-name="T6">Detailed Specification of Software Requirements</text:span></text:p>
        </text:list-item>
      </text:list>
      <text:list xml:id="list5892441924921168114" text:style-name="L4">
        <text:list-item>
          <text:list>
            <text:list-item>
              <text:p text:style-name="P7"><text:span text:style-name="T6">Once the purpose has been created it is necessary to spec up what features the software will contain, for example the Asset Register has the requested features of:</text:span></text:p>
              <text:list>
                <text:list-item>
                  <text:p text:style-name="P7"><text:span text:style-name="T6">Adding New Assets</text:span></text:p>
                </text:list-item>
                <text:list-item>
                  <text:p text:style-name="P7"><text:span text:style-name="T6">Searching Assets</text:span></text:p>
                </text:list-item>
                <text:list-item>
                  <text:p text:style-name="P7"><text:span text:style-name="T6">Assigning Categories, Groups and Locations to Assets </text:span></text:p>
                </text:list-item>
                <text:list-item>
                  <text:p text:style-name="P7"><text:soft-page-break/><text:span text:style-name="T6">Etc...</text:span></text:p>
                </text:list-item>
              </text:list>
            </text:list-item>
            <text:list-item>
              <text:p text:style-name="P7"><text:span text:style-name="T6">It will be important to define timescales on when the features will be completed so that the software development can be reviewed. This review process is usually done in weekly or monthly meetings so that the software development can be relayed back to the project manager and major stakeholders.</text:span></text:p>
            </text:list-item>
          </text:list>
        </text:list-item>
      </text:list>
      <text:list xml:id="list191610000175225" text:continue-list="list191609984176095" text:style-name="L1">
        <text:list-item>
          <text:p text:style-name="P4"><text:span text:style-name="T6">Software Design</text:span></text:p>
        </text:list-item>
      </text:list>
      <text:list xml:id="list8199303488597174725" text:style-name="L5">
        <text:list-item>
          <text:list>
            <text:list-item>
              <text:p text:style-name="P8"><text:span text:style-name="T6">Software development is faster if the scaffold of the project has been already created as it will allow developers to see at a glance what their intended outcome will look </text:span><text:span text:style-name="T12">somewhat</text:span><text:span text:style-name="T13"> like. </text:span></text:p>
            </text:list-item>
            <text:list-item>
              <text:p text:style-name="P8"><text:span text:style-name="T13">The Asset Register used hand drawn UML sketches to setup the initial database structure; in addition to a prototype process of getting the initial design working before fleshing it out and adding additional features (Following the Agile Prototype Development Paradigm). </text:span></text:p>
            </text:list-item>
            <text:list-item>
              <text:p text:style-name="P8"><text:span text:style-name="T13">This stage also allows the feasibility of the software development to be highly scrutinized from finding out how long it will take, on average, to develop each of the features. Some software projects don't make it much father past this stage as they are proven to take up too many resources or not meet the intended Business Objective.</text:span></text:p>
            </text:list-item>
          </text:list>
        </text:list-item>
      </text:list>
      <text:list xml:id="list191610000170188" text:continue-list="list191610000175225" text:style-name="L1">
        <text:list-item>
          <text:p text:style-name="P4"><text:span text:style-name="T6">Programming</text:span></text:p>
        </text:list-item>
      </text:list>
      <text:list xml:id="list8242907580851286686" text:style-name="L6">
        <text:list-item>
          <text:list>
            <text:list-item>
              <text:p text:style-name="P9"><text:span text:style-name="T6">Software development requires some form of coding to be done to be created. For example, the Asset Register uses multiple languages: HTML, CSS, JavaScript, PHP, SQL, and VBA.</text:span></text:p>
            </text:list-item>
            <text:list-item>
              <text:p text:style-name="P9"><text:span text:style-name="T6">Programming should be handled on a modular basis, such as through coding one feature at a time. This allows the progress of the software completion to be evaluated more easily and inform the project manager if there are any problem areas or if a particular feature will require additional resources to be completed on schedule.</text:span></text:p>
            </text:list-item>
          </text:list>
        </text:list-item>
      </text:list>
      <text:list xml:id="list191610000172131" text:continue-list="list191610000170188" text:style-name="L1">
        <text:list-item>
          <text:p text:style-name="P4"><text:span text:style-name="T6">Testing</text:span></text:p>
        </text:list-item>
      </text:list>
      <text:list xml:id="list1844323580538175817" text:style-name="L7">
        <text:list-item>
          <text:list>
            <text:list-item>
              <text:p text:style-name="P10"><text:span text:style-name="T6">Each feature that was requested in the specification needs to be tested by the developer(s) during the development process, in addition to independent QA testers. This allows any bugs that the developer may have overlooked to be picked up by a fresh set of eyes. </text:span></text:p>
            </text:list-item>
            <text:list-item>
              <text:p text:style-name="P10"><text:span text:style-name="T6">The software can only be rolled out once all core features have been proven to be working correctly. Rolling out half-baked code is never a good idea as it can create more issues down the line.</text:span></text:p>
            </text:list-item>
            <text:list-item>
              <text:p text:style-name="P10"><text:span text:style-name="T6">At IRS we use an online software project management package called Axosoft. It is similar to JIRA, and has focuses on creating user stories, test instructions, regular </text:span><text:soft-page-break/><text:span text:style-name="T6">release cycles, and reporting features such as burndown charts. Asset Register testing is done via this system too, with myself writing the test instructions.</text:span></text:p>
            </text:list-item>
          </text:list>
        </text:list-item>
      </text:list>
      <text:list xml:id="list191610000166685" text:continue-list="list191610000172131" text:style-name="L1">
        <text:list-item>
          <text:p text:style-name="P14"><text:span text:style-name="T6">Rollout</text:span></text:p>
        </text:list-item>
      </text:list>
      <text:list xml:id="list2649954056595328932" text:style-name="L10">
        <text:list-item>
          <text:list>
            <text:list-item>
              <text:p text:style-name="P15"><text:span text:style-name="T6">Once testing has been completed, but before rollout can commence Work Instructions or Userguides need to be written for the users so that it can be used alongside training and for reference purposes. At IRS it is the role of the developer to create the Userguides in accordance with company standards and templates. This is to assure the reader that the content within the guide is reliable. The Userguides still need to be signed off by a stakeholder, however.</text:span></text:p>
            </text:list-item>
            <text:list-item>
              <text:p text:style-name="P15"><text:span text:style-name="T6">Furthermore, a dummy test is used for the first rollout (i.e. not subsequent feature updates). This is where the software is tested on the live environment to ensure that no further errors cropped up from switching from the development to the live environment. At IRS this is usually carried out by the developer as any immediate issues can be quickly rectified and not halt the rollout procedure too much.</text:span></text:p>
            </text:list-item>
          </text:list>
        </text:list-item>
      </text:list>
      <text:list xml:id="list191610015151775" text:continue-list="list191610000166685" text:style-name="L1">
        <text:list-item>
          <text:p text:style-name="P4"><text:span text:style-name="T6">Maintenance</text:span></text:p>
        </text:list-item>
      </text:list>
      <text:list xml:id="list4766833305942300304" text:style-name="L8">
        <text:list-item>
          <text:list>
            <text:list-item>
              <text:p text:style-name="P12"><text:span text:style-name="T6">Maintenance can involve keeping the software up-to-date with any changes to the dependencies it uses (such as JavaScript libraries), bug fixes requested by users or rolling out new features.</text:span></text:p>
            </text:list-item>
            <text:list-item>
              <text:p text:style-name="P12"><text:span text:style-name="T6">The Asset Register is still in its first release cycle and consequently there hasn't been need to complete maintenance updates yet. However if updates need to be written then they would follow a simplified version of the development process as dependent on their </text:span><text:span text:style-name="T9">priority</text:span><text:span text:style-name="T6"> or impact level. For example a mission critical bug will be fixed immediately and any reporting done after the fact, but a major release will be fully specc</text:span><text:span text:style-name="T9">'</text:span><text:span text:style-name="T6">d up and signed off before any work is done on it.</text:span></text:p>
            </text:list-item>
            <text:list-item>
              <text:p text:style-name="P12"><text:span text:style-name="T6">Immediate bug fixes and modular updates are easy to discern from regular updates because we follow a DVCS system using Git and Bitbucket to keep track of our development and rollout changes. For example it is possible to have two branches, one for development and one for a stable environment for users, the feature changes will be tested in the development environment before being pushed out to the stable, allowing for a </text:span><text:span text:style-name="T9">seamless</text:span><text:span text:style-name="T6"> upgrade process.</text:span></text:p>
            </text:list-item>
          </text:list>
        </text:list-item>
      </text:list>
      <text:list xml:id="list191610015167543" text:continue-list="list191610015151775" text:style-name="L1">
        <text:list-item>
          <text:p text:style-name="P11"><text:span text:style-name="T6">Review</text:span></text:p>
        </text:list-item>
      </text:list>
      <text:list xml:id="list1647433458281751460" text:style-name="L9">
        <text:list-item>
          <text:list>
            <text:list-item>
              <text:p text:style-name="P13"><text:span text:style-name="T6">At each development meeting, weekly or monthly, there should be progress report to inform on how far the features requested have been developed and to rely any issues that have occurred.</text:span></text:p>
            </text:list-item>
            <text:list-item>
              <text:p text:style-name="P13"><text:span text:style-name="T6">The project manager that has been setup for the project should also use a project management software and previous agreed specification to create reports on the progress so that stakeholders can be informed. At IRS we use MS Project and our </text:span><text:soft-page-break/><text:span text:style-name="T6">Axosoft Management Platform, </text:span><text:span text:style-name="T10">as well as bi-weekly meetings to discuss on the progress and potential improvements of the software.</text:span></text:p>
            </text:list-item>
          </text:list>
        </text:list-item>
      </text:list>
      <text:p text:style-name="P17">Software development does not always strictly follow chronologically like this, however the above points are the major areas which are addressed during the development of software at IRS Limited. Through looking at each of the points, and addressing them with discussion, design, and reporting techniques, it is possible to effectively manage software development.</text:p>
      <text:p text:style-name="P16"><text:span text:style-name="T6">Furthermore from following these stages early on it is simpler to follow and undertake company specific naming conventions or runtime environments. For example, the Asset Register uses a PHP framework for its development. This framework, CakePHP, has a set of naming conventions that must be used to fully utilize the frameworks effectiveness. Since two of IRS's other software packages uses this framework, it has become the defacto standard to use when developing web applications. In addition, our companies runtime environment is Windows 7, Browser base, our IIS 7.5 webserver or an external Apache Web Server. Knowing what environment the software will be developed upon is a crucial component in making sure that the software will be able to work and meet its business objectives. Usually these two stages are decided in the initial specification stage and realized in the design stage.</text:span></text:p>
      <text:p text:style-name="Standard"/>
      <text:p text:style-name="P20"><text:span text:style-name="T1">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144_1100279529" text:style-name="Index_20_Link" text:visited-style-name="Index_20_Link">report objectives<text:tab/>1</text:a></text:p>
          <text:p text:style-name="P22"><text:a xlink:type="simple" xlink:href="#__RefHeading__146_1100279529" text:style-name="Index_20_Link" text:visited-style-name="Index_20_Link">organisational Requirements<text:tab/>2</text:a></text:p>
          <text:p text:style-name="P23"><text:a xlink:type="simple" xlink:href="#__RefHeading__148_1100279529" text:style-name="Index_20_Link" text:visited-style-name="Index_20_Link">Designs: Form, Content and strucutre<text:tab/>2</text:a></text:p>
          <text:p text:style-name="P23"><text:a xlink:type="simple" xlink:href="#__RefHeading__150_1100279529" text:style-name="Index_20_Link" text:visited-style-name="Index_20_Link">internal documentation of software components<text:tab/>2</text:a></text:p>
          <text:p text:style-name="P23"><text:a xlink:type="simple" xlink:href="#__RefHeading__152_1100279529" text:style-name="Index_20_Link" text:visited-style-name="Index_20_Link">software components naming conventions<text:tab/>2</text:a></text:p>
          <text:p text:style-name="P23"><text:a xlink:type="simple" xlink:href="#__RefHeading__154_1100279529" text:style-name="Index_20_Link" text:visited-style-name="Index_20_Link">Maintenance documentation: Form, Content and Presentation<text:tab/>2</text:a></text:p>
          <text:p text:style-name="P22"><text:a xlink:type="simple" xlink:href="#__RefHeading__156_1100279529" text:style-name="Index_20_Link" text:visited-style-name="Index_20_Link">software development procedures<text:tab/>3</text:a></text:p>
          <text:p text:style-name="P23"><text:a xlink:type="simple" xlink:href="#__RefHeading__158_1100279529" text:style-name="Index_20_Link" text:visited-style-name="Index_20_Link">creating detailed designs, sotware components and documentation<text:tab/>3</text:a></text:p>
          <text:p text:style-name="P23"><text:a xlink:type="simple" xlink:href="#__RefHeading__160_1100279529" text:style-name="Index_20_Link" text:visited-style-name="Index_20_Link">Testing and Installing Software<text:tab/>3</text:a></text:p>
          <text:p text:style-name="P23"><text:a xlink:type="simple" xlink:href="#__RefHeading__162_1100279529" text:style-name="Index_20_Link" text:visited-style-name="Index_20_Link">Creating outline Designs<text:tab/>3</text:a></text:p>
          <text:p text:style-name="P23"><text:a xlink:type="simple" xlink:href="#__RefHeading__164_1100279529" text:style-name="Index_20_Link" text:visited-style-name="Index_20_Link">specifying runtime environments<text:tab/>3</text:a></text:p>
          <text:p text:style-name="P22"><text:a xlink:type="simple" xlink:href="#__RefHeading__166_1100279529" text:style-name="Index_20_Link" text:visited-style-name="Index_20_Link">guidance on organisational requirements and procedures<text:tab/>4</text:a></text:p>
          <text:p text:style-name="P23"><text:a xlink:type="simple" xlink:href="#__RefHeading__168_1100279529" text:style-name="Index_20_Link" text:visited-style-name="Index_20_Link">case study: training staff on dvcs procedures<text:tab/>4</text:a></text:p>
          <text:p text:style-name="P22"><text:a xlink:type="simple" xlink:href="#__RefHeading__170_1100279529" text:style-name="Index_20_Link" text:visited-style-name="Index_20_Link">appendix<text:tab/>5</text:a></text:p>
        </text:index-body>
      </text:table-of-content>
      <text:p text:style-name="Standard"><text:soft-page-break/><text:a xlink:type="simple" xlink:href="#_Toc405991801"/></text:p>
      <text:p text:style-name="Standard"/>
      <text:h text:style-name="P26" text:outline-level="1"><text:bookmark-start text:name="__RefHeading__146_1100279529"/><text:bookmark-start text:name="_Toc405991802"/>organisational Requirements<text:bookmark-end text:name="__RefHeading__146_1100279529"/><text:bookmark-end text:name="_Toc405991802"/></text:h>
      <text:h text:style-name="P27" text:outline-level="2"><text:bookmark-start text:name="__RefHeading__148_1100279529"/><text:bookmark-start text:name="_Toc405991803"/>Designs: Form, Content and <text:bookmark-end text:name="_Toc405991803"/><text:span text:style-name="T4">structure</text:span><text:bookmark-end text:name="__RefHeading__148_1100279529"/></text:h>
      <text:p text:style-name="P1"/>
      <text:h text:style-name="P27" text:outline-level="2"><text:bookmark-start text:name="__RefHeading__150_1100279529"/><text:bookmark-start text:name="_Toc405991804"/>internal documentation of software components<text:bookmark-end text:name="__RefHeading__150_1100279529"/><text:bookmark-end text:name="_Toc405991804"/></text:h>
      <text:p text:style-name="P2"/>
      <text:h text:style-name="P27" text:outline-level="2"><text:bookmark-start text:name="__RefHeading__152_1100279529"/><text:bookmark-start text:name="_Toc405991805"/>software components naming conventions<text:bookmark-end text:name="__RefHeading__152_1100279529"/><text:bookmark-end text:name="_Toc405991805"/></text:h>
      <text:p text:style-name="P2"/>
      <text:h text:style-name="P27" text:outline-level="2"><text:bookmark-start text:name="__RefHeading__154_1100279529"/><text:bookmark-start text:name="_Toc405991806"/>Maintenance documentation: Form, Content and Presentation<text:bookmark-end text:name="__RefHeading__154_1100279529"/><text:bookmark-end text:name="_Toc405991806"/></text:h>
      <text:p text:style-name="Standard"/>
      <text:p text:style-name="Standard"/>
      <text:h text:style-name="P26" text:outline-level="1"><text:bookmark-start text:name="__RefHeading__156_1100279529"/><text:bookmark-start text:name="_Toc405991807"/>software development procedures<text:bookmark-end text:name="__RefHeading__156_1100279529"/><text:bookmark-end text:name="_Toc405991807"/></text:h>
      <text:h text:style-name="P27" text:outline-level="2"><text:bookmark-start text:name="__RefHeading__158_1100279529"/><text:bookmark-start text:name="_Toc405991808"/>creating detailed designs, <text:span text:style-name="T4">software</text:span> components and documentation<text:bookmark-end text:name="__RefHeading__158_1100279529"/><text:bookmark-end text:name="_Toc405991808"/></text:h>
      <text:p text:style-name="Standard"/>
      <text:h text:style-name="P27" text:outline-level="2"><text:bookmark-start text:name="__RefHeading__160_1100279529"/><text:bookmark-start text:name="_Toc405991809"/>Testing and Installing Software<text:bookmark-end text:name="__RefHeading__160_1100279529"/><text:bookmark-end text:name="_Toc405991809"/></text:h>
      <text:p text:style-name="Standard"/>
      <text:h text:style-name="P27" text:outline-level="2"><text:bookmark-start text:name="__RefHeading__162_1100279529"/><text:bookmark-start text:name="_Toc405991810"/>Creating outline Designs<text:bookmark-end text:name="__RefHeading__162_1100279529"/><text:bookmark-end text:name="_Toc405991810"/></text:h>
      <text:p text:style-name="Standard"/>
      <text:h text:style-name="P27" text:outline-level="2"><text:bookmark-start text:name="__RefHeading__164_1100279529"/><text:bookmark-start text:name="_Toc405991811"/>specifying runtime environments<text:bookmark-end text:name="__RefHeading__164_1100279529"/><text:bookmark-end text:name="_Toc405991811"/></text:h>
      <text:p text:style-name="Standard"/>
      <text:h text:style-name="P26" text:outline-level="1"><text:bookmark-start text:name="__RefHeading__166_1100279529"/><text:bookmark-start text:name="_Toc405991812"/>guidance on organisational requirements and procedures<text:bookmark-end text:name="__RefHeading__166_1100279529"/><text:bookmark-end text:name="_Toc405991812"/></text:h>
      <text:h text:style-name="P27" text:outline-level="2"><text:bookmark-start text:name="__RefHeading__168_1100279529"/><text:bookmark-start text:name="_Toc405991813"/>case study: training staff on dvcs procedures<text:bookmark-end text:name="__RefHeading__168_1100279529"/><text:bookmark-end text:name="_Toc405991813"/></text:h>
      <text:p text:style-name="Standard"/>
      <text:p text:style-name="Standard"/>
      <text:h text:style-name="P25" text:outline-level="1"><text:bookmark-start text:name="__RefHeading__170_1100279529"/><text:bookmark-start text:name="_Toc405991814"/>appendix<text:bookmark-end text:name="__RefHeading__170_1100279529"/><text:bookmark-end text:name="_Toc405991814"/></text:h>
      <text:list xml:id="list6386121165941144915" text:style-name="WWNum1">
        <text:list-item>
          <text:p text:style-name="P19">A</text:p>
        </text:list-item>
        <text:list-item>
          <text:p text:style-name="P19">B</text:p>
        </text:list-item>
        <text:list-item>
          <text:p text:style-name="P19">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en" style:country-complex="US"/>
    </style:default-style>
    <style:default-style style:family="paragraph">
      <style:paragraph-properties fo:margin-top="0.353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53cm" fo:margin-bottom="0cm" style:contextual-spacing="false" fo:background-color="#4f81bd" fo:padding="0cm" fo:border="3pt solid #4f81bd">
        <style:background-image/>
      </style:paragraph-properties>
      <style:text-properties fo:text-transform="uppercase" fo:color="#ffffff" fo:letter-spacing="0.026cm" fo:font-weight="bold" style:font-weight-asian="bold" style:font-size-complex="11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background-color="#dbe5f1" fo:padding="0cm" fo:border="3pt solid #dbe5f1">
        <style:background-image/>
      </style:paragraph-properties>
      <style:text-properties fo:text-transform="uppercase" fo:letter-spacing="0.026cm" style:font-size-complex="11pt"/>
    </style:style>
    <style:style style:name="Heading_20_3" style:display-name="Heading 3" style:family="paragraph" style:parent-style-name="Standard" style:next-style-name="Standard" style:default-outline-level="3" style:list-style-name="" style:class="text">
      <style:paragraph-properties fo:margin-top="0.529cm" fo:margin-bottom="0cm" style:contextual-spacing="false" fo:padding-left="0.071cm" fo:padding-right="0cm" fo:padding-top="0.071cm" fo:padding-bottom="0cm" fo:border-left="0.74pt solid #4f81bd" fo:border-right="none" fo:border-top="0.74pt solid #4f81bd" fo:border-bottom="none"/>
      <style:text-properties fo:text-transform="uppercase" fo:color="#243f60" fo:letter-spacing="0.026cm" style:font-size-complex="11pt"/>
    </style:style>
    <style:style style:name="Heading_20_4" style:display-name="Heading 4" style:family="paragraph" style:parent-style-name="Standard" style:next-style-name="Standard" style:default-outline-level="4" style:list-style-name="" style:class="text">
      <style:paragraph-properties fo:margin-top="0.529cm" fo:margin-bottom="0cm" style:contextual-spacing="false" fo:padding-left="0.071cm" fo:padding-right="0cm" fo:padding-top="0.071cm" fo:padding-bottom="0cm" fo:border-left="0.74pt dotted #4f81bd" fo:border-right="none" fo:border-top="0.74pt dotted #4f81bd" fo:border-bottom="none"/>
      <style:text-properties fo:text-transform="uppercase" fo:color="#365f91" fo:letter-spacing="0.018cm" style:font-size-complex="11pt"/>
    </style:style>
    <style:style style:name="Heading_20_5" style:display-name="Heading 5" style:family="paragraph" style:parent-style-name="Standard" style:next-style-name="Standard" style:default-outline-level="5" style:list-style-name=""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fo:letter-spacing="0.018cm" style:font-size-complex="11pt"/>
    </style:style>
    <style:style style:name="Heading_20_6" style:display-name="Heading 6" style:family="paragraph" style:parent-style-name="Standard" style:next-style-name="Standard" style:default-outline-level="6" style:list-style-name=""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fo:letter-spacing="0.018cm" style:font-size-complex="11pt"/>
    </style:style>
    <style:style style:name="Heading_20_7" style:display-name="Heading 7" style:family="paragraph" style:parent-style-name="Standard" style:next-style-name="Standard" style:default-outline-level="7" style:list-style-name="" style:class="text">
      <style:paragraph-properties fo:margin-top="0.529cm" fo:margin-bottom="0cm" style:contextual-spacing="false"/>
      <style:text-properties fo:text-transform="uppercase" fo:color="#365f91" fo:letter-spacing="0.018cm" style:font-size-complex="11pt"/>
    </style:style>
    <style:style style:name="Heading_20_8" style:display-name="Heading 8" style:family="paragraph" style:parent-style-name="Standard" style:next-style-name="Standard" style:default-outline-level="8" style:list-style-name=""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cm" style:contextual-spacing="false" fo:text-align="start" style:justify-single-word="false"/>
      <style:text-properties fo:text-transform="uppercase" fo:color="#4f81bd" fo:font-size="26pt" fo:letter-spacing="0.018cm" style:letter-kerning="true" style:font-size-asian="26pt" style:font-size-complex="26pt"/>
    </style:style>
    <style:style style:name="Subtitle" style:family="paragraph" style:parent-style-name="Standard" style:next-style-name="Standard" style:default-outline-level="" style:class="chapter">
      <style:paragraph-properties fo:margin-top="0.353cm" fo:margin-bottom="1.764cm" style:contextual-spacing="false" fo:line-height="100%" fo:text-align="start" style:justify-single-word="false"/>
      <style:text-properties fo:text-transform="uppercase" fo:color="#595959" fo:font-size="12pt" fo:letter-spacing="0.018cm" style:font-size-asian="12pt" style:font-size-complex="12pt"/>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margin-top="0.353cm" fo:margin-bottom="0.353cm" style:contextual-spacing="true" fo:text-indent="0cm" style:auto-text-indent="false"/>
    </style:style>
    <style:style style:name="Quote" style:family="paragraph" style:parent-style-name="Standard" style:next-style-name="Standard" style:default-outline-level="">
      <style:text-properties fo:font-size="10pt" fo:font-style="italic" style:font-size-asian="10pt" style:font-style-asian="italic" style:font-style-complex="italic"/>
    </style:style>
    <style:style style:name="Intense_20_Quote" style:display-name="Intense Quote" style:family="paragraph" style:parent-style-name="Standard" style:next-style-name="Standard" style:default-outline-level="">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ize="10pt" fo:font-style="italic" style:font-size-asian="10pt" style:font-style-asian="italic" style:font-style-complex="italic"/>
    </style:style>
    <style:style style:name="Contents_20_Heading" style:display-name="Contents Heading" style:family="paragraph" style:parent-style-name="Heading_20_1" style:next-style-name="Standard" style:default-outline-level="" style:class="index"/>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353cm" fo:margin-bottom="0.176cm" style: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353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353cm" fo:margin-bottom="0.176cm" style: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background-color="#4f81bd"/>
    </style:style>
    <style:style style:name="Heading_20_2_20_Char" style:display-name="Heading 2 Char" style:family="text" style:parent-style-name="Default_20_Paragraph_20_Font">
      <style:text-properties fo:text-transform="uppercase" fo:letter-spacing="0.026cm" fo:background-color="#dbe5f1"/>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 style:family="text">
      <style:text-properties fo:font-weight="bold" style:font-weight-asian="bold" style:font-weight-complex="bold"/>
    </style:style>
    <style:style style:name="Emphasis" style:family="text">
      <style:text-properties fo:text-transform="uppercase" fo:color="#243f60" fo:letter-spacing="0.009cm" fo:font-style="italic" style:font-style-asian="italic" style:font-style-complex="italic"/>
    </style:style>
    <style:style style:name="No_20_Spacing_20_Char" style:display-name="No Spacing Char" style:family="text" style:parent-style-name="Default_20_Paragraph_20_Font">
      <style:text-properties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text-properties style:font-size-complex="10pt"/>
    </style:style>
    <style:style style:name="Footer_20_Char" style:display-name="Footer Char" style:family="text" style:parent-style-name="Default_20_Paragraph_20_Font">
      <style:text-properties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header>
        <text:p text:style-name="Header">Joshua Evans<text:tab/><text:tab/>U309</text:p>
        <text:p text:style-name="Header"/>
      </style:header>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Evans</meta:initial-creator>
    <meta:editing-cycles>6</meta:editing-cycles>
    <meta:creation-date>2014-12-10T16:08:00</meta:creation-date>
    <dc:date>2015-01-06T19:16:09.824000000</dc:date>
    <meta:editing-duration>PT42M23S</meta:editing-duration>
    <meta:generator>LibreOffice/4.2.1.1$Windows_x86 LibreOffice_project/d7dbbd7842e6a58b0f521599204e827654e1fb8b</meta:generator>
    <meta:document-statistic meta:table-count="0" meta:image-count="0" meta:object-count="0" meta:page-count="9" meta:paragraph-count="73" meta:word-count="1475" meta:character-count="9163" meta:non-whitespace-character-count="7789"/>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